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12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NR (dB)</text:p>
          </table:table-cell>
          <table:table-cell table:style-name="Default" office:value-type="string" calcext:value-type="string">
            <text:p>SNR (lin)</text:p>
          </table:table-cell>
          <table:table-cell table:style-name="Default" office:value-type="string" calcext:value-type="string">
            <text:p>Prob. ERROR</text:p>
          </table:table-cell>
          <table:table-cell office:value-type="string" calcext:value-type="string">
            <text:p>BER CALCULAD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POWER(10;[.B3]/10)" office:value-type="float" office:value="1" calcext:value-type="float">
            <text:p>1,00</text:p>
          </table:table-cell>
          <table:table-cell table:formula="of:=COM.MICROSOFT.ERFC.PRECISE(SQRT([.C3]))/2" office:value-type="float" office:value="0.0786496035251426" calcext:value-type="float">
            <text:p>0,078649603525143</text:p>
          </table:table-cell>
          <table:table-cell table:formula="of:=LOG([.D3];10)" office:value-type="float" office:value="-1.10430346232584" calcext:value-type="float">
            <text:p>-1,104303462325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POWER(10;[.B4]/10)" office:value-type="float" office:value="1.25892541179417" calcext:value-type="float">
            <text:p>1,26</text:p>
          </table:table-cell>
          <table:table-cell table:formula="of:=COM.MICROSOFT.ERFC.PRECISE(SQRT([.C4]))/2" office:value-type="float" office:value="0.0562819519765415" calcext:value-type="float">
            <text:p>0,056281951976542</text:p>
          </table:table-cell>
          <table:table-cell table:formula="of:=LOG([.D4];10)" office:value-type="float" office:value="-1.24963084872947" calcext:value-type="float">
            <text:p>-1,2496308487294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POWER(10;[.B5]/10)" office:value-type="float" office:value="1.58489319246111" calcext:value-type="float">
            <text:p>1,58</text:p>
          </table:table-cell>
          <table:table-cell table:formula="of:=COM.MICROSOFT.ERFC.PRECISE(SQRT([.C5]))/2" office:value-type="float" office:value="0.037506128358926" calcext:value-type="float">
            <text:p>0,037506128358926</text:p>
          </table:table-cell>
          <table:table-cell table:formula="of:=LOG([.D5];10)" office:value-type="float" office:value="-1.42589776440529" calcext:value-type="float">
            <text:p>-1,425897764405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POWER(10;[.B6]/10)" office:value-type="float" office:value="1.99526231496888" calcext:value-type="float">
            <text:p>2,00</text:p>
          </table:table-cell>
          <table:table-cell table:formula="of:=COM.MICROSOFT.ERFC.PRECISE(SQRT([.C6]))/2" office:value-type="float" office:value="0.0228784075610853" calcext:value-type="float">
            <text:p>0,022878407561085</text:p>
          </table:table-cell>
          <table:table-cell table:formula="of:=LOG([.D6];10)" office:value-type="float" office:value="-1.64057420765443" calcext:value-type="float">
            <text:p>-1,640574207654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POWER(10;[.B7]/10)" office:value-type="float" office:value="2.51188643150958" calcext:value-type="float">
            <text:p>2,51</text:p>
          </table:table-cell>
          <table:table-cell table:formula="of:=COM.MICROSOFT.ERFC.PRECISE(SQRT([.C7]))/2" office:value-type="float" office:value="0.0125008180407376" calcext:value-type="float">
            <text:p>0,012500818040738</text:p>
          </table:table-cell>
          <table:table-cell table:formula="of:=LOG([.D7];10)" office:value-type="float" office:value="-1.90306156627564" calcext:value-type="float">
            <text:p>-1,903061566275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POWER(10;[.B8]/10)" office:value-type="float" office:value="3.16227766016838" calcext:value-type="float">
            <text:p>3,16</text:p>
          </table:table-cell>
          <table:table-cell table:formula="of:=COM.MICROSOFT.ERFC.PRECISE(SQRT([.C8]))/2" office:value-type="float" office:value="0.00595386714777866" calcext:value-type="float">
            <text:p>0,005953867147779</text:p>
          </table:table-cell>
          <table:table-cell table:formula="of:=LOG([.D8];10)" office:value-type="float" office:value="-2.22520086025536" calcext:value-type="float">
            <text:p>-2,225200860255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POWER(10;[.B9]/10)" office:value-type="float" office:value="3.98107170553497" calcext:value-type="float">
            <text:p>3,98</text:p>
          </table:table-cell>
          <table:table-cell table:formula="of:=COM.MICROSOFT.ERFC.PRECISE(SQRT([.C9]))/2" office:value-type="float" office:value="0.00238829078093281" calcext:value-type="float">
            <text:p>0,002388290780933</text:p>
          </table:table-cell>
          <table:table-cell table:formula="of:=LOG([.D9];10)" office:value-type="float" office:value="-2.62191279778283" calcext:value-type="float">
            <text:p>-2,621912797782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POWER(10;[.B10]/10)" office:value-type="float" office:value="5.01187233627272" calcext:value-type="float">
            <text:p>5,01</text:p>
          </table:table-cell>
          <table:table-cell table:formula="of:=COM.MICROSOFT.ERFC.PRECISE(SQRT([.C10]))/2" office:value-type="float" office:value="0.000772674815378444" calcext:value-type="float">
            <text:p>0,000772674815378</text:p>
          </table:table-cell>
          <table:table-cell table:formula="of:=LOG([.D10];10)" office:value-type="float" office:value="-3.11200324295158" calcext:value-type="float">
            <text:p>-3,1120032429515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POWER(10;[.B11]/10)" office:value-type="float" office:value="6.30957344480193" calcext:value-type="float">
            <text:p>6,31</text:p>
          </table:table-cell>
          <table:table-cell table:formula="of:=COM.MICROSOFT.ERFC.PRECISE(SQRT([.C11]))/2" office:value-type="float" office:value="0.000190907774075993" calcext:value-type="float">
            <text:p>0,000190907774076</text:p>
          </table:table-cell>
          <table:table-cell table:formula="of:=LOG([.D11];10)" office:value-type="float" office:value="-3.71917638606646" calcext:value-type="float">
            <text:p>-3,7191763860664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POWER(10;[.B12]/10)" office:value-type="float" office:value="7.94328234724282" calcext:value-type="float">
            <text:p>7,94</text:p>
          </table:table-cell>
          <table:table-cell table:formula="of:=COM.MICROSOFT.ERFC.PRECISE(SQRT([.C12]))/2" office:value-type="float" office:value="0.0000336272284196175" calcext:value-type="float">
            <text:p>3,36272284196175E-05</text:p>
          </table:table-cell>
          <table:table-cell table:formula="of:=LOG([.D12];10)" office:value-type="float" office:value="-4.47330892607428" calcext:value-type="float">
            <text:p>-4,4733089260742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POWER(10;[.B13]/10)" office:value-type="float" office:value="10" calcext:value-type="float">
            <text:p>10,00</text:p>
          </table:table-cell>
          <table:table-cell table:formula="of:=COM.MICROSOFT.ERFC.PRECISE(SQRT([.C13]))/2" office:value-type="float" office:value="0.00000387210821552204" calcext:value-type="float">
            <text:p>3,87210821552204E-06</text:p>
          </table:table-cell>
          <table:table-cell table:formula="of:=LOG([.D13];10)" office:value-type="float" office:value="-5.41205251377394" calcext:value-type="float">
            <text:p>-5,4120525137739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POWER(10;[.B14]/10)" office:value-type="float" office:value="12.5892541179417" calcext:value-type="float">
            <text:p>12,59</text:p>
          </table:table-cell>
          <table:table-cell table:formula="of:=COM.MICROSOFT.ERFC.PRECISE(SQRT([.C14]))/2" office:value-type="float" office:value="0.00000026130679535752" calcext:value-type="float">
            <text:p>2,6130679535752E-07</text:p>
          </table:table-cell>
          <table:table-cell table:formula="of:=LOG([.D14];10)" office:value-type="float" office:value="-6.58284929617432" calcext:value-type="float">
            <text:p>-6,5828492961743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POWER(10;[.B15]/10)" office:value-type="float" office:value="15.8489319246111" calcext:value-type="float">
            <text:p>15,85</text:p>
          </table:table-cell>
          <table:table-cell table:formula="of:=COM.MICROSOFT.ERFC.PRECISE(SQRT([.C15]))/2" office:value-type="float" office:value="0.00000000900601035062875" calcext:value-type="float">
            <text:p>9,00601035062875E-09</text:p>
          </table:table-cell>
          <table:table-cell table:formula="of:=LOG([.D15];10)" office:value-type="float" office:value="-8.04546755823714" calcext:value-type="float">
            <text:p>-8,045467558237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POWER(10;[.B16]/10)" office:value-type="float" office:value="19.9526231496888" calcext:value-type="float">
            <text:p>19,95</text:p>
          </table:table-cell>
          <table:table-cell table:formula="of:=COM.MICROSOFT.ERFC.PRECISE(SQRT([.C16]))/2" office:value-type="float" office:value="0.000000000133293101753005" calcext:value-type="float">
            <text:p>1,33293101753005E-10</text:p>
          </table:table-cell>
          <table:table-cell table:formula="of:=LOG([.D16];10)" office:value-type="float" office:value="-9.87519232581589" calcext:value-type="float">
            <text:p>-9,8751923258158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POWER(10;[.B17]/10)" office:value-type="float" office:value="25.1188643150958" calcext:value-type="float">
            <text:p>25,12</text:p>
          </table:table-cell>
          <table:table-cell table:formula="of:=COM.MICROSOFT.ERFC.PRECISE(SQRT([.C17]))/2" office:value-type="float" office:value="0.000000000000681018912878077" calcext:value-type="float">
            <text:p>6,81018912878077E-13</text:p>
          </table:table-cell>
          <table:table-cell table:formula="of:=LOG([.D17];10)" office:value-type="float" office:value="-12.1668408269352" calcext:value-type="float">
            <text:p>-12,166840826935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POWER(10;[.B18]/10)" office:value-type="float" office:value="31.6227766016838" calcext:value-type="float">
            <text:p>31,62</text:p>
          </table:table-cell>
          <table:table-cell table:formula="of:=COM.MICROSOFT.ERFC.PRECISE(SQRT([.C18]))/2" office:value-type="float" office:value="9.12395736262809E-016" calcext:value-type="float">
            <text:p>9,12395736262809E-16</text:p>
          </table:table-cell>
          <table:table-cell table:formula="of:=LOG([.D18];10)" office:value-type="float" office:value="-15.039816752902" calcext:value-type="float">
            <text:p>-15,03981675290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POWER(10;[.B19]/10)" office:value-type="float" office:value="39.8107170553497" calcext:value-type="float">
            <text:p>39,81</text:p>
          </table:table-cell>
          <table:table-cell table:formula="of:=COM.MICROSOFT.ERFC.PRECISE(SQRT([.C19]))/2" office:value-type="float" office:value="2.26739584445441E-019" calcext:value-type="float">
            <text:p>2,26739584445441E-19</text:p>
          </table:table-cell>
          <table:table-cell table:formula="of:=LOG([.D19];10)" office:value-type="float" office:value="-18.6444726536472" calcext:value-type="float">
            <text:p>-18,64447265364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3T14:26:34.752624638</meta:creation-date>
    <dc:date>2023-02-03T14:54:24.224308688</dc:date>
    <meta:editing-duration>PT7M29S</meta:editing-duration>
    <meta:editing-cycles>1</meta:editing-cycles>
    <meta:document-statistic meta:table-count="1" meta:cell-count="72" meta:object-count="0"/>
    <meta:generator>LibreOffice/6.4.7.2$Linux_X86_64 LibreOffice_project/40$Build-2</meta:generator>
  </office:meta>
</office:document-meta>
</file>